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2.42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2ef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36">
      <style:table-cell-properties fo:background-color="#e2ef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36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37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37">
      <style:table-cell-properties fo:background-color="#e2ef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37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37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3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36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3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e2ef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636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5" office:value-type="string" calcext:value-type="string">
            <text:p>User 1</text:p>
          </table:table-cell>
          <table:table-cell table:style-name="ce1" office:value-type="string" calcext:value-type="string">
            <text:p>User 2</text:p>
          </table:table-cell>
          <table:table-cell table:style-name="ce15" office:value-type="string" calcext:value-type="string">
            <text:p>User 3</text:p>
          </table:table-cell>
          <table:table-cell table:style-name="ce15" office:value-type="string" calcext:value-type="string">
            <text:p>User 4</text:p>
          </table:table-cell>
          <table: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Standard error</text:p>
          </table:table-cell>
          <table:table-cell table:style-name="ce1"/>
          <table:table-cell table:style-name="ce1" office:value-type="string" calcext:value-type="string">
            <text:p>WorMe (2022)</text:p>
          </table:table-cell>
          <table:table-cell table:style-name="ce15"/>
          <table:table-cell table:style-name="ce1" office:value-type="string" calcext:value-type="string">
            <text:p>Error (%)</text:p>
          </table:table-cell>
          <table:table-cell table:style-name="ce31" table:number-columns-repeated="9"/>
          <table:table-cell table:number-columns-repeated="5"/>
        </table:table-row>
        <table:table-row table:style-name="ro2">
          <table:table-cell table:style-name="ce2" office:value-type="string" calcext:value-type="string">
            <text:p>P1011613.JPG_1</text:p>
          </table:table-cell>
          <table:table-cell table:style-name="ce6" office:value-type="float" office:value="481.535" calcext:value-type="float">
            <text:p>481,535</text:p>
          </table:table-cell>
          <table:table-cell table:style-name="ce12" office:value-type="float" office:value="479.757" calcext:value-type="float">
            <text:p>479,757</text:p>
          </table:table-cell>
          <table:table-cell table:style-name="ce16" office:value-type="float" office:value="493.49" calcext:value-type="float">
            <text:p>493,490</text:p>
          </table:table-cell>
          <table:table-cell table:style-name="ce16" office:value-type="float" office:value="504.997" calcext:value-type="float">
            <text:p>504,997</text:p>
          </table:table-cell>
          <table:table-cell table:style-name="ce8"/>
          <table:table-cell table:style-name="ce16" table:formula="of:=SUM([.B2:.E2])/4" office:value-type="float" office:value="489.94475" calcext:value-type="float">
            <text:p>489,945</text:p>
          </table:table-cell>
          <table:table-cell table:style-name="ce22" table:formula="of:=STDEV([.B2:.E2])" office:value-type="float" office:value="11.7424184441139" calcext:value-type="float">
            <text:p>11,74</text:p>
          </table:table-cell>
          <table:table-cell table:style-name="ce22" table:formula="of:=STDEV([.B2:.E2])/SQRT(COUNT([.B2:.E2]))" office:value-type="float" office:value="5.87120922205696" calcext:value-type="float">
            <text:p>5,87</text:p>
          </table:table-cell>
          <table:table-cell table:style-name="ce8"/>
          <table:table-cell table:style-name="ce24" office:value-type="float" office:value="497.4691" calcext:value-type="float">
            <text:p>497,469</text:p>
          </table:table-cell>
          <table:table-cell table:style-name="ce8"/>
          <table:table-cell table:style-name="ce29" table:formula="of:=( ABS([.K2]-[.G2]) / [.G2])*100" office:value-type="float" office:value="1.53575479684188" calcext:value-type="float">
            <text:p>1,54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14.JPG_1</text:p>
          </table:table-cell>
          <table:table-cell table:style-name="ce7" office:value-type="float" office:value="356.94" calcext:value-type="float">
            <text:p>356,940</text:p>
          </table:table-cell>
          <table:table-cell table:style-name="ce13" office:value-type="float" office:value="349.405" calcext:value-type="float">
            <text:p>349,405</text:p>
          </table:table-cell>
          <table:table-cell table:style-name="ce10" office:value-type="float" office:value="365.783" calcext:value-type="float">
            <text:p>365,783</text:p>
          </table:table-cell>
          <table:table-cell table:style-name="ce17" office:value-type="float" office:value="368.327" calcext:value-type="float">
            <text:p>368,327</text:p>
          </table:table-cell>
          <table:table-cell table:style-name="ce9"/>
          <table:table-cell table:style-name="ce10" table:formula="of:=SUM([.B3:.E3])/4" office:value-type="float" office:value="360.11375" calcext:value-type="float">
            <text:p>360,114</text:p>
          </table:table-cell>
          <table:table-cell table:style-name="ce23" table:formula="of:=STDEV([.B3:.E3])" office:value-type="float" office:value="8.64769500599246" calcext:value-type="float">
            <text:p>8,65</text:p>
          </table:table-cell>
          <table:table-cell table:style-name="ce23" table:formula="of:=STDEV([.B3:.E3])/SQRT(COUNT([.B3:.E3]))" office:value-type="float" office:value="4.32384750299623" calcext:value-type="float">
            <text:p>4,32</text:p>
          </table:table-cell>
          <table:table-cell table:style-name="ce9"/>
          <table:table-cell table:style-name="ce25" office:value-type="float" office:value="356.811" calcext:value-type="float">
            <text:p>356,811</text:p>
          </table:table-cell>
          <table:table-cell table:style-name="ce9"/>
          <table:table-cell table:style-name="ce30" table:formula="of:=( ABS([.K3]-[.G3]) / [.G3])*100" office:value-type="float" office:value="0.917140764550091" calcext:value-type="float">
            <text:p>0,92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15.JPG_1</text:p>
          </table:table-cell>
          <table:table-cell table:style-name="ce6" office:value-type="float" office:value="503.283" calcext:value-type="float">
            <text:p>503,283</text:p>
          </table:table-cell>
          <table:table-cell table:style-name="ce12" office:value-type="float" office:value="513.66" calcext:value-type="float">
            <text:p>513,66</text:p>
          </table:table-cell>
          <table:table-cell table:style-name="ce16" office:value-type="float" office:value="522.561" calcext:value-type="float">
            <text:p>522,561</text:p>
          </table:table-cell>
          <table:table-cell table:style-name="ce16" office:value-type="float" office:value="540.367" calcext:value-type="float">
            <text:p>540,367</text:p>
          </table:table-cell>
          <table:table-cell table:style-name="ce8"/>
          <table:table-cell table:style-name="ce16" table:formula="of:=SUM([.B4:.E4])/4" office:value-type="float" office:value="519.96775" calcext:value-type="float">
            <text:p>519,968</text:p>
          </table:table-cell>
          <table:table-cell table:style-name="ce22" table:formula="of:=STDEV([.B4:.E4])" office:value-type="float" office:value="15.7164769032376" calcext:value-type="float">
            <text:p>15,72</text:p>
          </table:table-cell>
          <table:table-cell table:style-name="ce22" table:formula="of:=STDEV([.B4:.E4])/SQRT(COUNT([.B4:.E4]))" office:value-type="float" office:value="7.85823845161878" calcext:value-type="float">
            <text:p>7,86</text:p>
          </table:table-cell>
          <table:table-cell table:style-name="ce8"/>
          <table:table-cell table:style-name="ce24" office:value-type="float" office:value="531.1284" calcext:value-type="float">
            <text:p>531,128</text:p>
          </table:table-cell>
          <table:table-cell table:style-name="ce8"/>
          <table:table-cell table:style-name="ce29" table:formula="of:=( ABS([.K4]-[.G4]) / [.G4])*100" office:value-type="float" office:value="2.14641196497283" calcext:value-type="float">
            <text:p>2,15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16.JPG_1</text:p>
          </table:table-cell>
          <table:table-cell table:style-name="ce7" office:value-type="float" office:value="407.406" calcext:value-type="float">
            <text:p>407,406</text:p>
          </table:table-cell>
          <table:table-cell table:style-name="ce13" office:value-type="float" office:value="428.456" calcext:value-type="float">
            <text:p>428,456</text:p>
          </table:table-cell>
          <table:table-cell table:style-name="ce10" office:value-type="float" office:value="431.91" calcext:value-type="float">
            <text:p>431,910</text:p>
          </table:table-cell>
          <table:table-cell table:style-name="ce10" office:value-type="float" office:value="446.682" calcext:value-type="float">
            <text:p>446,682</text:p>
          </table:table-cell>
          <table:table-cell table:style-name="ce9"/>
          <table:table-cell table:style-name="ce10" table:formula="of:=SUM([.B5:.E5])/4" office:value-type="float" office:value="428.6135" calcext:value-type="float">
            <text:p>428,614</text:p>
          </table:table-cell>
          <table:table-cell table:style-name="ce23" table:formula="of:=STDEV([.B5:.E5])" office:value-type="float" office:value="16.1979470612791" calcext:value-type="float">
            <text:p>16,20</text:p>
          </table:table-cell>
          <table:table-cell table:style-name="ce23" table:formula="of:=STDEV([.B5:.E5])/SQRT(COUNT([.B5:.E5]))" office:value-type="float" office:value="8.09897353063955" calcext:value-type="float">
            <text:p>8,10</text:p>
          </table:table-cell>
          <table:table-cell table:style-name="ce9"/>
          <table:table-cell table:style-name="ce25" office:value-type="float" office:value="438.5734" calcext:value-type="float">
            <text:p>438,573</text:p>
          </table:table-cell>
          <table:table-cell table:style-name="ce9"/>
          <table:table-cell table:style-name="ce30" table:formula="of:=( ABS([.K5]-[.G5]) / [.G5])*100" office:value-type="float" office:value="2.32374855201714" calcext:value-type="float">
            <text:p>2,32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17.JPG_1</text:p>
          </table:table-cell>
          <table:table-cell table:style-name="ce6" office:value-type="float" office:value="345.303" calcext:value-type="float">
            <text:p>345,303</text:p>
          </table:table-cell>
          <table:table-cell table:style-name="ce12" office:value-type="float" office:value="359.435" calcext:value-type="float">
            <text:p>359,435</text:p>
          </table:table-cell>
          <table:table-cell table:style-name="ce16" office:value-type="float" office:value="374.768" calcext:value-type="float">
            <text:p>374,768</text:p>
          </table:table-cell>
          <table:table-cell table:style-name="ce16" office:value-type="float" office:value="388.415" calcext:value-type="float">
            <text:p>388,415</text:p>
          </table:table-cell>
          <table:table-cell table:style-name="ce8"/>
          <table:table-cell table:style-name="ce16" table:formula="of:=SUM([.B6:.E6])/4" office:value-type="float" office:value="366.98025" calcext:value-type="float">
            <text:p>366,980</text:p>
          </table:table-cell>
          <table:table-cell table:style-name="ce22" table:formula="of:=STDEV([.B6:.E6])" office:value-type="float" office:value="18.6809307650877" calcext:value-type="float">
            <text:p>18,68</text:p>
          </table:table-cell>
          <table:table-cell table:style-name="ce22" table:formula="of:=STDEV([.B6:.E6])/SQRT(COUNT([.B6:.E6]))" office:value-type="float" office:value="9.34046538254385" calcext:value-type="float">
            <text:p>9,34</text:p>
          </table:table-cell>
          <table:table-cell table:style-name="ce8"/>
          <table:table-cell table:style-name="ce24" office:value-type="float" office:value="373.0529" calcext:value-type="float">
            <text:p>373,053</text:p>
          </table:table-cell>
          <table:table-cell table:style-name="ce8"/>
          <table:table-cell table:style-name="ce29" table:formula="of:=( ABS([.K6]-[.G6]) / [.G6])*100" office:value-type="float" office:value="1.65476207507082" calcext:value-type="float">
            <text:p>1,65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18.JPG_1</text:p>
          </table:table-cell>
          <table:table-cell table:style-name="ce7" office:value-type="float" office:value="480.957" calcext:value-type="float">
            <text:p>480,957</text:p>
          </table:table-cell>
          <table:table-cell table:style-name="ce13" office:value-type="float" office:value="489.627" calcext:value-type="float">
            <text:p>489,627</text:p>
          </table:table-cell>
          <table:table-cell table:style-name="ce10" office:value-type="float" office:value="510.358" calcext:value-type="float">
            <text:p>510,358</text:p>
          </table:table-cell>
          <table:table-cell table:style-name="ce10" office:value-type="float" office:value="522.438" calcext:value-type="float">
            <text:p>522,438</text:p>
          </table:table-cell>
          <table:table-cell table:style-name="ce9"/>
          <table:table-cell table:style-name="ce10" table:formula="of:=SUM([.B7:.E7])/4" office:value-type="float" office:value="500.845" calcext:value-type="float">
            <text:p>500,845</text:p>
          </table:table-cell>
          <table:table-cell table:style-name="ce23" table:formula="of:=STDEV([.B7:.E7])" office:value-type="float" office:value="18.9572403582378" calcext:value-type="float">
            <text:p>18,96</text:p>
          </table:table-cell>
          <table:table-cell table:style-name="ce23" table:formula="of:=STDEV([.B7:.E7])/SQRT(COUNT([.B7:.E7]))" office:value-type="float" office:value="9.4786201791189" calcext:value-type="float">
            <text:p>9,48</text:p>
          </table:table-cell>
          <table:table-cell table:style-name="ce9"/>
          <table:table-cell table:style-name="ce25" office:value-type="float" office:value="507.5814" calcext:value-type="float">
            <text:p>507,581</text:p>
          </table:table-cell>
          <table:table-cell table:style-name="ce9"/>
          <table:table-cell table:style-name="ce30" table:formula="of:=( ABS([.K7]-[.G7]) / [.G7])*100" office:value-type="float" office:value="1.34500693827431" calcext:value-type="float">
            <text:p>1,35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19.JPG_1</text:p>
          </table:table-cell>
          <table:table-cell table:style-name="ce6" office:value-type="float" office:value="280.691" calcext:value-type="float">
            <text:p>280,691</text:p>
          </table:table-cell>
          <table:table-cell table:style-name="ce12" office:value-type="float" office:value="292.478" calcext:value-type="float">
            <text:p>292,478</text:p>
          </table:table-cell>
          <table:table-cell table:style-name="ce16" office:value-type="float" office:value="289.504" calcext:value-type="float">
            <text:p>289,504</text:p>
          </table:table-cell>
          <table:table-cell table:style-name="ce16" office:value-type="float" office:value="307.617" calcext:value-type="float">
            <text:p>307,617</text:p>
          </table:table-cell>
          <table:table-cell table:style-name="ce8"/>
          <table:table-cell table:style-name="ce16" table:formula="of:=SUM([.B8:.E8])/4" office:value-type="float" office:value="292.5725" calcext:value-type="float">
            <text:p>292,573</text:p>
          </table:table-cell>
          <table:table-cell table:style-name="ce22" table:formula="of:=STDEV([.B8:.E8])" office:value-type="float" office:value="11.2090981647351" calcext:value-type="float">
            <text:p>11,21</text:p>
          </table:table-cell>
          <table:table-cell table:style-name="ce22" table:formula="of:=STDEV([.B8:.E8])/SQRT(COUNT([.B8:.E8]))" office:value-type="float" office:value="5.60454908236753" calcext:value-type="float">
            <text:p>5,60</text:p>
          </table:table-cell>
          <table:table-cell table:style-name="ce8"/>
          <table:table-cell table:style-name="ce24" office:value-type="float" office:value="297.9251" calcext:value-type="float">
            <text:p>297,925</text:p>
          </table:table-cell>
          <table:table-cell table:style-name="ce8"/>
          <table:table-cell table:style-name="ce29" table:formula="of:=( ABS([.K8]-[.G8]) / [.G8])*100" office:value-type="float" office:value="1.82949525331328" calcext:value-type="float">
            <text:p>1,83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20.JPG_1</text:p>
          </table:table-cell>
          <table:table-cell table:style-name="ce7" office:value-type="float" office:value="459.993" calcext:value-type="float">
            <text:p>459,993</text:p>
          </table:table-cell>
          <table:table-cell table:style-name="ce13" office:value-type="float" office:value="507.757" calcext:value-type="float">
            <text:p>507,757</text:p>
          </table:table-cell>
          <table:table-cell table:style-name="ce10" office:value-type="float" office:value="494.693" calcext:value-type="float">
            <text:p>494,693</text:p>
          </table:table-cell>
          <table:table-cell table:style-name="ce10" office:value-type="float" office:value="504.97" calcext:value-type="float">
            <text:p>504,970</text:p>
          </table:table-cell>
          <table:table-cell table:style-name="ce9"/>
          <table:table-cell table:style-name="ce10" table:formula="of:=SUM([.B9:.E9])/4" office:value-type="float" office:value="491.85325" calcext:value-type="float">
            <text:p>491,853</text:p>
          </table:table-cell>
          <table:table-cell table:style-name="ce23" table:formula="of:=STDEV([.B9:.E9])" office:value-type="float" office:value="21.9705720206978" calcext:value-type="float">
            <text:p>21,97</text:p>
          </table:table-cell>
          <table:table-cell table:style-name="ce23" table:formula="of:=STDEV([.B9:.E9])/SQRT(COUNT([.B9:.E9]))" office:value-type="float" office:value="10.9852860103489" calcext:value-type="float">
            <text:p>10,99</text:p>
          </table:table-cell>
          <table:table-cell table:style-name="ce9"/>
          <table:table-cell table:style-name="ce26" office:value-type="string" calcext:value-type="string">
            <text:p>NA</text:p>
          </table:table-cell>
          <table:table-cell table:style-name="ce9"/>
          <table:table-cell table:style-name="ce30" table:formula="of:=( ABS([.K9]-[.G9]) / [.G9])*100" office:value-type="string" office:string-value="" calcext:value-type="error">
            <text:p>#¡VALOR!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22.JPG_1</text:p>
          </table:table-cell>
          <table:table-cell table:style-name="ce6" office:value-type="float" office:value="314.649" calcext:value-type="float">
            <text:p>314,649</text:p>
          </table:table-cell>
          <table:table-cell table:style-name="ce12" office:value-type="float" office:value="345.716" calcext:value-type="float">
            <text:p>345,716</text:p>
          </table:table-cell>
          <table:table-cell table:style-name="ce16" office:value-type="float" office:value="323.353" calcext:value-type="float">
            <text:p>323,353</text:p>
          </table:table-cell>
          <table:table-cell table:style-name="ce16" office:value-type="float" office:value="334.521" calcext:value-type="float">
            <text:p>334,521</text:p>
          </table:table-cell>
          <table:table-cell table:style-name="ce8"/>
          <table:table-cell table:style-name="ce16" table:formula="of:=SUM([.B10:.E10])/4" office:value-type="float" office:value="329.55975" calcext:value-type="float">
            <text:p>329,560</text:p>
          </table:table-cell>
          <table:table-cell table:style-name="ce22" table:formula="of:=STDEV([.B10:.E10])" office:value-type="float" office:value="13.4968221784488" calcext:value-type="float">
            <text:p>13,50</text:p>
          </table:table-cell>
          <table:table-cell table:style-name="ce22" table:formula="of:=STDEV([.B10:.E10])/SQRT(COUNT([.B10:.E10]))" office:value-type="float" office:value="6.74841108922439" calcext:value-type="float">
            <text:p>6,75</text:p>
          </table:table-cell>
          <table:table-cell table:style-name="ce8"/>
          <table:table-cell table:style-name="ce24" office:value-type="float" office:value="319.4604" calcext:value-type="float">
            <text:p>319,460</text:p>
          </table:table-cell>
          <table:table-cell table:style-name="ce8"/>
          <table:table-cell table:style-name="ce29" table:formula="of:=( ABS([.K10]-[.G10]) / [.G10])*100" office:value-type="float" office:value="3.06449740904343" calcext:value-type="float">
            <text:p>3,06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23.JPG_1</text:p>
          </table:table-cell>
          <table:table-cell table:style-name="ce7" office:value-type="float" office:value="586.838" calcext:value-type="float">
            <text:p>586,838</text:p>
          </table:table-cell>
          <table:table-cell table:style-name="ce13" office:value-type="float" office:value="592.612" calcext:value-type="float">
            <text:p>592,612</text:p>
          </table:table-cell>
          <table:table-cell table:style-name="ce10" office:value-type="float" office:value="597.46" calcext:value-type="float">
            <text:p>597,460</text:p>
          </table:table-cell>
          <table:table-cell table:style-name="ce10" office:value-type="float" office:value="609.443" calcext:value-type="float">
            <text:p>609,443</text:p>
          </table:table-cell>
          <table:table-cell table:style-name="ce9"/>
          <table:table-cell table:style-name="ce10" table:formula="of:=SUM([.B11:.E11])/4" office:value-type="float" office:value="596.58825" calcext:value-type="float">
            <text:p>596,588</text:p>
          </table:table-cell>
          <table:table-cell table:style-name="ce23" table:formula="of:=STDEV([.B11:.E11])" office:value-type="float" office:value="9.6069850412777" calcext:value-type="float">
            <text:p>9,61</text:p>
          </table:table-cell>
          <table:table-cell table:style-name="ce23" table:formula="of:=STDEV([.B11:.E11])/SQRT(COUNT([.B11:.E11]))" office:value-type="float" office:value="4.80349252063885" calcext:value-type="float">
            <text:p>4,80</text:p>
          </table:table-cell>
          <table:table-cell table:style-name="ce9"/>
          <table:table-cell table:style-name="ce25" office:value-type="float" office:value="599.6911" calcext:value-type="float">
            <text:p>599,691</text:p>
          </table:table-cell>
          <table:table-cell table:style-name="ce9"/>
          <table:table-cell table:style-name="ce30" table:formula="of:=( ABS([.K11]-[.G11]) / [.G11])*100" office:value-type="float" office:value="0.52009908006066" calcext:value-type="float">
            <text:p>0,52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26.JPG_1</text:p>
          </table:table-cell>
          <table:table-cell table:style-name="ce6" office:value-type="float" office:value="270.148" calcext:value-type="float">
            <text:p>270,148</text:p>
          </table:table-cell>
          <table:table-cell table:style-name="ce12" office:value-type="float" office:value="289.341" calcext:value-type="float">
            <text:p>289,341</text:p>
          </table:table-cell>
          <table:table-cell table:style-name="ce16" office:value-type="float" office:value="286.125" calcext:value-type="float">
            <text:p>286,125</text:p>
          </table:table-cell>
          <table:table-cell table:style-name="ce16" office:value-type="float" office:value="295.601" calcext:value-type="float">
            <text:p>295,601</text:p>
          </table:table-cell>
          <table:table-cell table:style-name="ce8"/>
          <table:table-cell table:style-name="ce16" table:formula="of:=SUM([.B12:.E12])/4" office:value-type="float" office:value="285.30375" calcext:value-type="float">
            <text:p>285,304</text:p>
          </table:table-cell>
          <table:table-cell table:style-name="ce22" table:formula="of:=STDEV([.B12:.E12])" office:value-type="float" office:value="10.84287715123" calcext:value-type="float">
            <text:p>10,84</text:p>
          </table:table-cell>
          <table:table-cell table:style-name="ce22" table:formula="of:=STDEV([.B12:.E12])/SQRT(COUNT([.B12:.E12]))" office:value-type="float" office:value="5.42143857561502" calcext:value-type="float">
            <text:p>5,42</text:p>
          </table:table-cell>
          <table:table-cell table:style-name="ce8"/>
          <table:table-cell table:style-name="ce24" office:value-type="float" office:value="283.7243" calcext:value-type="float">
            <text:p>283,724</text:p>
          </table:table-cell>
          <table:table-cell table:style-name="ce8"/>
          <table:table-cell table:style-name="ce29" table:formula="of:=( ABS([.K12]-[.G12]) / [.G12])*100" office:value-type="float" office:value="0.553602958250639" calcext:value-type="float">
            <text:p>0,55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27.JPG_1</text:p>
          </table:table-cell>
          <table:table-cell table:style-name="ce7" office:value-type="float" office:value="243.11" calcext:value-type="float">
            <text:p>243,110</text:p>
          </table:table-cell>
          <table:table-cell table:style-name="ce13" office:value-type="float" office:value="258.124" calcext:value-type="float">
            <text:p>258,124</text:p>
          </table:table-cell>
          <table:table-cell table:style-name="ce10" office:value-type="float" office:value="253.511" calcext:value-type="float">
            <text:p>253,511</text:p>
          </table:table-cell>
          <table:table-cell table:style-name="ce10" office:value-type="float" office:value="260.143" calcext:value-type="float">
            <text:p>260,143</text:p>
          </table:table-cell>
          <table:table-cell table:style-name="ce9"/>
          <table:table-cell table:style-name="ce10" table:formula="of:=SUM([.B13:.E13])/4" office:value-type="float" office:value="253.722" calcext:value-type="float">
            <text:p>253,722</text:p>
          </table:table-cell>
          <table:table-cell table:style-name="ce23" table:formula="of:=STDEV([.B13:.E13])" office:value-type="float" office:value="7.59969100249038" calcext:value-type="float">
            <text:p>7,60</text:p>
          </table:table-cell>
          <table:table-cell table:style-name="ce23" table:formula="of:=STDEV([.B13:.E13])/SQRT(COUNT([.B13:.E13]))" office:value-type="float" office:value="3.79984550124519" calcext:value-type="float">
            <text:p>3,80</text:p>
          </table:table-cell>
          <table:table-cell table:style-name="ce9"/>
          <table:table-cell table:style-name="ce25" office:value-type="float" office:value="246.0923" calcext:value-type="float">
            <text:p>246,092</text:p>
          </table:table-cell>
          <table:table-cell table:style-name="ce9"/>
          <table:table-cell table:style-name="ce30" table:formula="of:=( ABS([.K13]-[.G13]) / [.G13])*100" office:value-type="float" office:value="3.00711014417354" calcext:value-type="float">
            <text:p>3,01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28.JPG_1</text:p>
          </table:table-cell>
          <table:table-cell table:style-name="ce6" office:value-type="float" office:value="342.711" calcext:value-type="float">
            <text:p>342,711</text:p>
          </table:table-cell>
          <table:table-cell table:style-name="ce12" office:value-type="float" office:value="357.984" calcext:value-type="float">
            <text:p>357,984</text:p>
          </table:table-cell>
          <table:table-cell table:style-name="ce16" office:value-type="float" office:value="347.714" calcext:value-type="float">
            <text:p>347,714</text:p>
          </table:table-cell>
          <table:table-cell table:style-name="ce16" office:value-type="float" office:value="351.477" calcext:value-type="float">
            <text:p>351,477</text:p>
          </table:table-cell>
          <table:table-cell table:style-name="ce8"/>
          <table:table-cell table:style-name="ce16" table:formula="of:=SUM([.B14:.E14])/4" office:value-type="float" office:value="349.9715" calcext:value-type="float">
            <text:p>349,972</text:p>
          </table:table-cell>
          <table:table-cell table:style-name="ce22" table:formula="of:=STDEV([.B14:.E14])" office:value-type="float" office:value="6.43629948029144" calcext:value-type="float">
            <text:p>6,44</text:p>
          </table:table-cell>
          <table:table-cell table:style-name="ce22" table:formula="of:=STDEV([.B14:.E14])/SQRT(COUNT([.B14:.E14]))" office:value-type="float" office:value="3.21814974014572" calcext:value-type="float">
            <text:p>3,22</text:p>
          </table:table-cell>
          <table:table-cell table:style-name="ce8"/>
          <table:table-cell table:style-name="ce24" office:value-type="float" office:value="359.2769" calcext:value-type="float">
            <text:p>359,277</text:p>
          </table:table-cell>
          <table:table-cell table:style-name="ce8"/>
          <table:table-cell table:style-name="ce29" table:formula="of:=( ABS([.K14]-[.G14]) / [.G14])*100" office:value-type="float" office:value="2.65890222489546" calcext:value-type="float">
            <text:p>2,66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30.JPG_1</text:p>
          </table:table-cell>
          <table:table-cell table:style-name="ce7" office:value-type="float" office:value="195.08" calcext:value-type="float">
            <text:p>195,080</text:p>
          </table:table-cell>
          <table:table-cell table:style-name="ce13" office:value-type="float" office:value="231.55" calcext:value-type="float">
            <text:p>231,55</text:p>
          </table:table-cell>
          <table:table-cell table:style-name="ce10" office:value-type="float" office:value="218.3" calcext:value-type="float">
            <text:p>218,300</text:p>
          </table:table-cell>
          <table:table-cell table:style-name="ce10" office:value-type="float" office:value="217.221" calcext:value-type="float">
            <text:p>217,221</text:p>
          </table:table-cell>
          <table:table-cell table:style-name="ce9"/>
          <table:table-cell table:style-name="ce10" table:formula="of:=SUM([.B15:.E15])/4" office:value-type="float" office:value="215.53775" calcext:value-type="float">
            <text:p>215,538</text:p>
          </table:table-cell>
          <table:table-cell table:style-name="ce23" table:formula="of:=STDEV([.B15:.E15])" office:value-type="float" office:value="15.1148386334974" calcext:value-type="float">
            <text:p>15,11</text:p>
          </table:table-cell>
          <table:table-cell table:style-name="ce23" table:formula="of:=STDEV([.B15:.E15])/SQRT(COUNT([.B15:.E15]))" office:value-type="float" office:value="7.55741931674872" calcext:value-type="float">
            <text:p>7,56</text:p>
          </table:table-cell>
          <table:table-cell table:style-name="ce9"/>
          <table:table-cell table:style-name="ce25" office:value-type="float" office:value="319.8656" calcext:value-type="float">
            <text:p>319,866</text:p>
          </table:table-cell>
          <table:table-cell table:style-name="ce9"/>
          <table:table-cell table:style-name="ce30" table:formula="of:=( ABS([.K15]-[.G15]) / [.G15])*100" office:value-type="float" office:value="48.4035163213868" calcext:value-type="float">
            <text:p>48,40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31.JPG_1</text:p>
          </table:table-cell>
          <table:table-cell table:style-name="ce6" office:value-type="float" office:value="202.245" calcext:value-type="float">
            <text:p>202,245</text:p>
          </table:table-cell>
          <table:table-cell table:style-name="ce12" office:value-type="float" office:value="221.05" calcext:value-type="float">
            <text:p>221,05</text:p>
          </table:table-cell>
          <table:table-cell table:style-name="ce16" office:value-type="float" office:value="206.546" calcext:value-type="float">
            <text:p>206,546</text:p>
          </table:table-cell>
          <table:table-cell table:style-name="ce16" office:value-type="float" office:value="207.056" calcext:value-type="float">
            <text:p>207,056</text:p>
          </table:table-cell>
          <table:table-cell table:style-name="ce8"/>
          <table:table-cell table:style-name="ce16" table:formula="of:=SUM([.B16:.E16])/4" office:value-type="float" office:value="209.22425" calcext:value-type="float">
            <text:p>209,224</text:p>
          </table:table-cell>
          <table:table-cell table:style-name="ce22" table:formula="of:=STDEV([.B16:.E16])" office:value-type="float" office:value="8.17379195457449" calcext:value-type="float">
            <text:p>8,17</text:p>
          </table:table-cell>
          <table:table-cell table:style-name="ce22" table:formula="of:=STDEV([.B16:.E16])/SQRT(COUNT([.B16:.E16]))" office:value-type="float" office:value="4.08689597728725" calcext:value-type="float">
            <text:p>4,09</text:p>
          </table:table-cell>
          <table:table-cell table:style-name="ce8"/>
          <table:table-cell table:style-name="ce26" office:value-type="string" calcext:value-type="string">
            <text:p>NA</text:p>
          </table:table-cell>
          <table:table-cell table:style-name="ce8"/>
          <table:table-cell table:style-name="ce29" table:formula="of:=( ABS([.K16]-[.G16]) / [.G16])*100" office:value-type="string" office:string-value="" calcext:value-type="error">
            <text:p>#¡VALOR!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33.JPG_1</text:p>
          </table:table-cell>
          <table:table-cell table:style-name="ce7" office:value-type="float" office:value="151.21" calcext:value-type="float">
            <text:p>151,210</text:p>
          </table:table-cell>
          <table:table-cell table:style-name="ce13" office:value-type="float" office:value="183.078" calcext:value-type="float">
            <text:p>183,078</text:p>
          </table:table-cell>
          <table:table-cell table:style-name="ce10" office:value-type="float" office:value="173.165" calcext:value-type="float">
            <text:p>173,165</text:p>
          </table:table-cell>
          <table:table-cell table:style-name="ce10" office:value-type="float" office:value="174.226" calcext:value-type="float">
            <text:p>174,226</text:p>
          </table:table-cell>
          <table:table-cell table:style-name="ce9"/>
          <table:table-cell table:style-name="ce10" table:formula="of:=SUM([.B17:.E17])/4" office:value-type="float" office:value="170.41975" calcext:value-type="float">
            <text:p>170,420</text:p>
          </table:table-cell>
          <table:table-cell table:style-name="ce23" table:formula="of:=STDEV([.B17:.E17])" office:value-type="float" office:value="13.5556842290113" calcext:value-type="float">
            <text:p>13,56</text:p>
          </table:table-cell>
          <table:table-cell table:style-name="ce23" table:formula="of:=STDEV([.B17:.E17])/SQRT(COUNT([.B17:.E17]))" office:value-type="float" office:value="6.77784211450567" calcext:value-type="float">
            <text:p>6,78</text:p>
          </table:table-cell>
          <table:table-cell table:style-name="ce9"/>
          <table:table-cell table:style-name="ce25" office:value-type="float" office:value="165.1465" calcext:value-type="float">
            <text:p>165,147</text:p>
          </table:table-cell>
          <table:table-cell table:style-name="ce9"/>
          <table:table-cell table:style-name="ce30" table:formula="of:=( ABS([.K17]-[.G17]) / [.G17])*100" office:value-type="float" office:value="3.09427164398492" calcext:value-type="float">
            <text:p>3,09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34.JPG_1</text:p>
          </table:table-cell>
          <table:table-cell table:style-name="ce8" office:value-type="float" office:value="344.936" calcext:value-type="float">
            <text:p>344,936</text:p>
          </table:table-cell>
          <table:table-cell table:style-name="ce12" office:value-type="float" office:value="371.8" calcext:value-type="float">
            <text:p>371,8</text:p>
          </table:table-cell>
          <table:table-cell table:style-name="ce16" office:value-type="float" office:value="364.71" calcext:value-type="float">
            <text:p>364,710</text:p>
          </table:table-cell>
          <table:table-cell table:style-name="ce16" office:value-type="float" office:value="379.021" calcext:value-type="float">
            <text:p>379,021</text:p>
          </table:table-cell>
          <table:table-cell table:style-name="ce8"/>
          <table:table-cell table:style-name="ce16" table:formula="of:=SUM([.B18:.E18])/4" office:value-type="float" office:value="365.11675" calcext:value-type="float">
            <text:p>365,117</text:p>
          </table:table-cell>
          <table:table-cell table:style-name="ce22" table:formula="of:=STDEV([.B18:.E18])" office:value-type="float" office:value="14.6676755117049" calcext:value-type="float">
            <text:p>14,67</text:p>
          </table:table-cell>
          <table:table-cell table:style-name="ce22" table:formula="of:=STDEV([.B18:.E18])/SQRT(COUNT([.B18:.E18]))" office:value-type="float" office:value="7.33383775585244" calcext:value-type="float">
            <text:p>7,33</text:p>
          </table:table-cell>
          <table:table-cell table:style-name="ce8"/>
          <table:table-cell table:style-name="ce24" office:value-type="float" office:value="360.8657" calcext:value-type="float">
            <text:p>360,866</text:p>
          </table:table-cell>
          <table:table-cell table:style-name="ce8"/>
          <table:table-cell table:style-name="ce29" table:formula="of:=( ABS([.K18]-[.G18]) / [.G18])*100" office:value-type="float" office:value="1.16429881674833" calcext:value-type="float">
            <text:p>1,16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35.JPG_1</text:p>
          </table:table-cell>
          <table:table-cell table:style-name="ce9" office:value-type="float" office:value="352.388" calcext:value-type="float">
            <text:p>352,388</text:p>
          </table:table-cell>
          <table:table-cell table:style-name="ce13" office:value-type="float" office:value="369.501" calcext:value-type="float">
            <text:p>369,501</text:p>
          </table:table-cell>
          <table:table-cell table:style-name="ce10" office:value-type="float" office:value="363.33" calcext:value-type="float">
            <text:p>363,330</text:p>
          </table:table-cell>
          <table:table-cell table:style-name="ce10" office:value-type="float" office:value="369.218" calcext:value-type="float">
            <text:p>369,218</text:p>
          </table:table-cell>
          <table:table-cell table:style-name="ce20"/>
          <table:table-cell table:style-name="ce10" table:formula="of:=SUM([.B19:.E19])/4" office:value-type="float" office:value="363.60925" calcext:value-type="float">
            <text:p>363,609</text:p>
          </table:table-cell>
          <table:table-cell table:style-name="ce23" table:formula="of:=STDEV([.B19:.E19])" office:value-type="float" office:value="8.00344148372021" calcext:value-type="float">
            <text:p>8,00</text:p>
          </table:table-cell>
          <table:table-cell table:style-name="ce23" table:formula="of:=STDEV([.B19:.E19])/SQRT(COUNT([.B19:.E19]))" office:value-type="float" office:value="4.0017207418601" calcext:value-type="float">
            <text:p>4,00</text:p>
          </table:table-cell>
          <table:table-cell table:style-name="ce20"/>
          <table:table-cell table:style-name="ce25" office:value-type="float" office:value="364.0627" calcext:value-type="float">
            <text:p>364,063</text:p>
          </table:table-cell>
          <table:table-cell table:style-name="ce9"/>
          <table:table-cell table:style-name="ce30" table:formula="of:=( ABS([.K19]-[.G19]) / [.G19])*100" office:value-type="float" office:value="0.124708048543863" calcext:value-type="float">
            <text:p>0,12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36.JPG_1</text:p>
          </table:table-cell>
          <table:table-cell table:style-name="ce8" office:value-type="float" office:value="357.635" calcext:value-type="float">
            <text:p>357,635</text:p>
          </table:table-cell>
          <table:table-cell table:style-name="ce12" office:value-type="float" office:value="383.477" calcext:value-type="float">
            <text:p>383,477</text:p>
          </table:table-cell>
          <table:table-cell table:style-name="ce16" office:value-type="float" office:value="375.253" calcext:value-type="float">
            <text:p>375,253</text:p>
          </table:table-cell>
          <table:table-cell table:style-name="ce16" office:value-type="float" office:value="383.387" calcext:value-type="float">
            <text:p>383,387</text:p>
          </table:table-cell>
          <table:table-cell table:style-name="ce21"/>
          <table:table-cell table:style-name="ce16" table:formula="of:=SUM([.B20:.E20])/4" office:value-type="float" office:value="374.938" calcext:value-type="float">
            <text:p>374,938</text:p>
          </table:table-cell>
          <table:table-cell table:style-name="ce22" table:formula="of:=STDEV([.B20:.E20])" office:value-type="float" office:value="12.1626909851398" calcext:value-type="float">
            <text:p>12,16</text:p>
          </table:table-cell>
          <table:table-cell table:style-name="ce22" table:formula="of:=STDEV([.B20:.E20])/SQRT(COUNT([.B20:.E20]))" office:value-type="float" office:value="6.08134549256988" calcext:value-type="float">
            <text:p>6,08</text:p>
          </table:table-cell>
          <table:table-cell table:style-name="ce21"/>
          <table:table-cell table:style-name="ce24" office:value-type="float" office:value="384.3157" calcext:value-type="float">
            <text:p>384,316</text:p>
          </table:table-cell>
          <table:table-cell table:style-name="ce8"/>
          <table:table-cell table:style-name="ce29" table:formula="of:=( ABS([.K20]-[.G20]) / [.G20])*100" office:value-type="float" office:value="2.5011335207421" calcext:value-type="float">
            <text:p>2,50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37.JPG_1</text:p>
          </table:table-cell>
          <table:table-cell table:style-name="ce9" office:value-type="float" office:value="188.296" calcext:value-type="float">
            <text:p>188,296</text:p>
          </table:table-cell>
          <table:table-cell table:style-name="ce13" office:value-type="float" office:value="194.127" calcext:value-type="float">
            <text:p>194,127</text:p>
          </table:table-cell>
          <table:table-cell table:style-name="ce10" office:value-type="float" office:value="195.71" calcext:value-type="float">
            <text:p>195,710</text:p>
          </table:table-cell>
          <table:table-cell table:style-name="ce10" office:value-type="float" office:value="197.262" calcext:value-type="float">
            <text:p>197,262</text:p>
          </table:table-cell>
          <table:table-cell table:style-name="ce20"/>
          <table:table-cell table:style-name="ce10" table:formula="of:=SUM([.B21:.E21])/4" office:value-type="float" office:value="193.84875" calcext:value-type="float">
            <text:p>193,849</text:p>
          </table:table-cell>
          <table:table-cell table:style-name="ce23" table:formula="of:=STDEV([.B21:.E21])" office:value-type="float" office:value="3.91684323360876" calcext:value-type="float">
            <text:p>3,92</text:p>
          </table:table-cell>
          <table:table-cell table:style-name="ce23" table:formula="of:=STDEV([.B21:.E21])/SQRT(COUNT([.B21:.E21]))" office:value-type="float" office:value="1.95842161680438" calcext:value-type="float">
            <text:p>1,96</text:p>
          </table:table-cell>
          <table:table-cell table:style-name="ce20"/>
          <table:table-cell table:style-name="ce25" office:value-type="float" office:value="196.0041" calcext:value-type="float">
            <text:p>196,004</text:p>
          </table:table-cell>
          <table:table-cell table:style-name="ce9"/>
          <table:table-cell table:style-name="ce30" table:formula="of:=( ABS([.K21]-[.G21]) / [.G21])*100" office:value-type="float" office:value="1.11187201361886" calcext:value-type="float">
            <text:p>1,11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38.JPG_1</text:p>
          </table:table-cell>
          <table:table-cell table:style-name="ce8" office:value-type="float" office:value="223.668" calcext:value-type="float">
            <text:p>223,668</text:p>
          </table:table-cell>
          <table:table-cell table:style-name="ce12" office:value-type="float" office:value="236.321" calcext:value-type="float">
            <text:p>236,321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237.567" calcext:value-type="float">
            <text:p>237,567</text:p>
          </table:table-cell>
          <table:table-cell table:style-name="ce21"/>
          <table:table-cell table:style-name="ce16" table:formula="of:=SUM([.B22:.E22])/4" office:value-type="float" office:value="174.389" calcext:value-type="float">
            <text:p>174,389</text:p>
          </table:table-cell>
          <table:table-cell table:style-name="ce22" table:formula="of:=STDEV([.B22:.E22])" office:value-type="float" office:value="7.69017908330705" calcext:value-type="float">
            <text:p>7,69</text:p>
          </table:table-cell>
          <table:table-cell table:style-name="ce22" table:formula="of:=STDEV([.B22:.E22])/SQRT(COUNT([.B22:.E22]))" office:value-type="float" office:value="4.43992696386376" calcext:value-type="float">
            <text:p>4,44</text:p>
          </table:table-cell>
          <table:table-cell table:style-name="ce21"/>
          <table:table-cell table:style-name="ce24" office:value-type="float" office:value="224.3967" calcext:value-type="float">
            <text:p>224,397</text:p>
          </table:table-cell>
          <table:table-cell table:style-name="ce8"/>
          <table:table-cell table:style-name="ce29" table:formula="of:=( ABS([.K22]-[.G22]) / [.G22])*100" office:value-type="float" office:value="28.6759485976753" calcext:value-type="float">
            <text:p>28,68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39.JPG_1</text:p>
          </table:table-cell>
          <table:table-cell table:style-name="ce9" office:value-type="float" office:value="206.951" calcext:value-type="float">
            <text:p>206,951</text:p>
          </table:table-cell>
          <table:table-cell table:style-name="ce13" office:value-type="float" office:value="224.399" calcext:value-type="float">
            <text:p>224,399</text:p>
          </table:table-cell>
          <table:table-cell table:style-name="ce10" office:value-type="float" office:value="217.261" calcext:value-type="float">
            <text:p>217,261</text:p>
          </table:table-cell>
          <table:table-cell table:style-name="ce10" office:value-type="float" office:value="229.264" calcext:value-type="float">
            <text:p>229,264</text:p>
          </table:table-cell>
          <table:table-cell table:style-name="ce20"/>
          <table:table-cell table:style-name="ce10" table:formula="of:=SUM([.B23:.E23])/4" office:value-type="float" office:value="219.46875" calcext:value-type="float">
            <text:p>219,469</text:p>
          </table:table-cell>
          <table:table-cell table:style-name="ce23" table:formula="of:=STDEV([.B23:.E23])" office:value-type="float" office:value="9.69230816592897" calcext:value-type="float">
            <text:p>9,69</text:p>
          </table:table-cell>
          <table:table-cell table:style-name="ce23" table:formula="of:=STDEV([.B23:.E23])/SQRT(COUNT([.B23:.E23]))" office:value-type="float" office:value="4.84615408296449" calcext:value-type="float">
            <text:p>4,85</text:p>
          </table:table-cell>
          <table:table-cell table:style-name="ce20"/>
          <table:table-cell table:style-name="ce25" office:value-type="float" office:value="218.2973" calcext:value-type="float">
            <text:p>218,297</text:p>
          </table:table-cell>
          <table:table-cell table:style-name="ce9"/>
          <table:table-cell table:style-name="ce30" table:formula="of:=( ABS([.K23]-[.G23]) / [.G23])*100" office:value-type="float" office:value="0.533766196781999" calcext:value-type="float">
            <text:p>0,53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40.JPG_1</text:p>
          </table:table-cell>
          <table:table-cell table:style-name="ce6" office:value-type="float" office:value="156.926" calcext:value-type="float">
            <text:p>156,926</text:p>
          </table:table-cell>
          <table:table-cell table:style-name="ce12" office:value-type="float" office:value="167.363" calcext:value-type="float">
            <text:p>167,363</text:p>
          </table:table-cell>
          <table:table-cell table:style-name="ce16" office:value-type="float" office:value="154.041" calcext:value-type="float">
            <text:p>154,041</text:p>
          </table:table-cell>
          <table:table-cell table:style-name="ce16" office:value-type="float" office:value="163.397" calcext:value-type="float">
            <text:p>163,397</text:p>
          </table:table-cell>
          <table:table-cell table:style-name="ce21"/>
          <table:table-cell table:style-name="ce16" table:formula="of:=SUM([.B24:.E24])/4" office:value-type="float" office:value="160.43175" calcext:value-type="float">
            <text:p>160,432</text:p>
          </table:table-cell>
          <table:table-cell table:style-name="ce22" table:formula="of:=STDEV([.B24:.E24])" office:value-type="float" office:value="6.05438966783606" calcext:value-type="float">
            <text:p>6,05</text:p>
          </table:table-cell>
          <table:table-cell table:style-name="ce22" table:formula="of:=STDEV([.B24:.E24])/SQRT(COUNT([.B24:.E24]))" office:value-type="float" office:value="3.02719483391803" calcext:value-type="float">
            <text:p>3,03</text:p>
          </table:table-cell>
          <table:table-cell table:style-name="ce21"/>
          <table:table-cell table:style-name="ce26" office:value-type="string" calcext:value-type="string">
            <text:p>NA</text:p>
          </table:table-cell>
          <table:table-cell table:style-name="ce8"/>
          <table:table-cell table:style-name="ce29" table:formula="of:=( ABS([.K24]-[.G24]) / [.G24])*100" office:value-type="string" office:string-value="" calcext:value-type="error">
            <text:p>#¡VALOR!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41.JPG_1</text:p>
          </table:table-cell>
          <table:table-cell table:style-name="ce7" office:value-type="float" office:value="275.867" calcext:value-type="float">
            <text:p>275,867</text:p>
          </table:table-cell>
          <table:table-cell table:style-name="ce13" office:value-type="float" office:value="287.835" calcext:value-type="float">
            <text:p>287,835</text:p>
          </table:table-cell>
          <table:table-cell table:style-name="ce10" office:value-type="float" office:value="280.042" calcext:value-type="float">
            <text:p>280,042</text:p>
          </table:table-cell>
          <table:table-cell table:style-name="ce10" office:value-type="float" office:value="284.964" calcext:value-type="float">
            <text:p>284,964</text:p>
          </table:table-cell>
          <table:table-cell table:style-name="ce20"/>
          <table:table-cell table:style-name="ce10" table:formula="of:=SUM([.B25:.E25])/4" office:value-type="float" office:value="282.177" calcext:value-type="float">
            <text:p>282,177</text:p>
          </table:table-cell>
          <table:table-cell table:style-name="ce23" table:formula="of:=STDEV([.B25:.E25])" office:value-type="float" office:value="5.29637165110857" calcext:value-type="float">
            <text:p>5,30</text:p>
          </table:table-cell>
          <table:table-cell table:style-name="ce23" table:formula="of:=STDEV([.B25:.E25])/SQRT(COUNT([.B25:.E25]))" office:value-type="float" office:value="2.64818582555429" calcext:value-type="float">
            <text:p>2,65</text:p>
          </table:table-cell>
          <table:table-cell table:style-name="ce20"/>
          <table:table-cell table:style-name="ce25" office:value-type="float" office:value="281.0402" calcext:value-type="float">
            <text:p>281,040</text:p>
          </table:table-cell>
          <table:table-cell table:style-name="ce9"/>
          <table:table-cell table:style-name="ce30" table:formula="of:=( ABS([.K25]-[.G25]) / [.G25])*100" office:value-type="float" office:value="0.402867703604453" calcext:value-type="float">
            <text:p>0,40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42.JPG_1</text:p>
          </table:table-cell>
          <table:table-cell table:style-name="ce6" office:value-type="float" office:value="365.705" calcext:value-type="float">
            <text:p>365,705</text:p>
          </table:table-cell>
          <table:table-cell table:style-name="ce12" office:value-type="float" office:value="388.889" calcext:value-type="float">
            <text:p>388,889</text:p>
          </table:table-cell>
          <table:table-cell table:style-name="ce16" office:value-type="float" office:value="376.915" calcext:value-type="float">
            <text:p>376,915</text:p>
          </table:table-cell>
          <table:table-cell table:style-name="ce16" office:value-type="float" office:value="380.505" calcext:value-type="float">
            <text:p>380,505</text:p>
          </table:table-cell>
          <table:table-cell table:style-name="ce21"/>
          <table:table-cell table:style-name="ce16" table:formula="of:=SUM([.B26:.E26])/4" office:value-type="float" office:value="378.0035" calcext:value-type="float">
            <text:p>378,004</text:p>
          </table:table-cell>
          <table:table-cell table:style-name="ce22" table:formula="of:=STDEV([.B26:.E26])" office:value-type="float" office:value="9.61231063099122" calcext:value-type="float">
            <text:p>9,61</text:p>
          </table:table-cell>
          <table:table-cell table:style-name="ce22" table:formula="of:=STDEV([.B26:.E26])/SQRT(COUNT([.B26:.E26]))" office:value-type="float" office:value="4.80615531549561" calcext:value-type="float">
            <text:p>4,81</text:p>
          </table:table-cell>
          <table:table-cell table:style-name="ce21"/>
          <table:table-cell table:style-name="ce24" office:value-type="float" office:value="381.4561" calcext:value-type="float">
            <text:p>381,456</text:p>
          </table:table-cell>
          <table:table-cell table:style-name="ce8"/>
          <table:table-cell table:style-name="ce29" table:formula="of:=( ABS([.K26]-[.G26]) / [.G26])*100" office:value-type="float" office:value="0.913377786184509" calcext:value-type="float">
            <text:p>0,91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43.JPG_1</text:p>
          </table:table-cell>
          <table:table-cell table:style-name="ce7" office:value-type="float" office:value="249.469" calcext:value-type="float">
            <text:p>249,469</text:p>
          </table:table-cell>
          <table:table-cell table:style-name="ce13" office:value-type="float" office:value="268.271" calcext:value-type="float">
            <text:p>268,271</text:p>
          </table:table-cell>
          <table:table-cell table:style-name="ce10" office:value-type="float" office:value="250.152" calcext:value-type="float">
            <text:p>250,152</text:p>
          </table:table-cell>
          <table:table-cell table:style-name="ce10" office:value-type="float" office:value="259.245" calcext:value-type="float">
            <text:p>259,245</text:p>
          </table:table-cell>
          <table:table-cell table:style-name="ce20"/>
          <table:table-cell table:style-name="ce10" table:formula="of:=SUM([.B27:.E27])/4" office:value-type="float" office:value="256.78425" calcext:value-type="float">
            <text:p>256,784</text:p>
          </table:table-cell>
          <table:table-cell table:style-name="ce23" table:formula="of:=STDEV([.B27:.E27])" office:value-type="float" office:value="8.86002894558855" calcext:value-type="float">
            <text:p>8,86</text:p>
          </table:table-cell>
          <table:table-cell table:style-name="ce23" table:formula="of:=STDEV([.B27:.E27])/SQRT(COUNT([.B27:.E27]))" office:value-type="float" office:value="4.43001447279427" calcext:value-type="float">
            <text:p>4,43</text:p>
          </table:table-cell>
          <table:table-cell table:style-name="ce20"/>
          <table:table-cell table:style-name="ce25" office:value-type="float" office:value="254.4857" calcext:value-type="float">
            <text:p>254,486</text:p>
          </table:table-cell>
          <table:table-cell table:style-name="ce9"/>
          <table:table-cell table:style-name="ce30" table:formula="of:=( ABS([.K27]-[.G27]) / [.G27])*100" office:value-type="float" office:value="0.895128887383099" calcext:value-type="float">
            <text:p>0,90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44.JPG_1</text:p>
          </table:table-cell>
          <table:table-cell table:style-name="ce6" office:value-type="float" office:value="278.92" calcext:value-type="float">
            <text:p>278,920</text:p>
          </table:table-cell>
          <table:table-cell table:style-name="ce12" office:value-type="float" office:value="303.395" calcext:value-type="float">
            <text:p>303,395</text:p>
          </table:table-cell>
          <table:table-cell table:style-name="ce16" office:value-type="float" office:value="286.35" calcext:value-type="float">
            <text:p>286,350</text:p>
          </table:table-cell>
          <table:table-cell table:style-name="ce16" office:value-type="float" office:value="290.933" calcext:value-type="float">
            <text:p>290,933</text:p>
          </table:table-cell>
          <table:table-cell table:style-name="ce8"/>
          <table:table-cell table:style-name="ce16" table:formula="of:=SUM([.B28:.E28])/4" office:value-type="float" office:value="289.8995" calcext:value-type="float">
            <text:p>289,900</text:p>
          </table:table-cell>
          <table:table-cell table:style-name="ce22" table:formula="of:=STDEV([.B28:.E28])" office:value-type="float" office:value="10.268804101095" calcext:value-type="float">
            <text:p>10,27</text:p>
          </table:table-cell>
          <table:table-cell table:style-name="ce22" table:formula="of:=STDEV([.B28:.E28])/SQRT(COUNT([.B28:.E28]))" office:value-type="float" office:value="5.13440205054752" calcext:value-type="float">
            <text:p>5,13</text:p>
          </table:table-cell>
          <table:table-cell table:style-name="ce8"/>
          <table:table-cell table:style-name="ce24" office:value-type="float" office:value="277.3818" calcext:value-type="float">
            <text:p>277,382</text:p>
          </table:table-cell>
          <table:table-cell table:style-name="ce8"/>
          <table:table-cell table:style-name="ce29" table:formula="of:=( ABS([.K28]-[.G28]) / [.G28])*100" office:value-type="float" office:value="4.31794466703116" calcext:value-type="float">
            <text:p>4,32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47.JPG_1</text:p>
          </table:table-cell>
          <table:table-cell table:style-name="ce7" office:value-type="float" office:value="365.601" calcext:value-type="float">
            <text:p>365,601</text:p>
          </table:table-cell>
          <table:table-cell table:style-name="ce13" office:value-type="float" office:value="396.721" calcext:value-type="float">
            <text:p>396,721</text:p>
          </table:table-cell>
          <table:table-cell table:style-name="ce10" office:value-type="float" office:value="383.789" calcext:value-type="float">
            <text:p>383,789</text:p>
          </table:table-cell>
          <table:table-cell table:style-name="ce10" office:value-type="float" office:value="393.295" calcext:value-type="float">
            <text:p>393,295</text:p>
          </table:table-cell>
          <table:table-cell table:style-name="ce9"/>
          <table:table-cell table:style-name="ce10" table:formula="of:=SUM([.B29:.E29])/4" office:value-type="float" office:value="384.8515" calcext:value-type="float">
            <text:p>384,852</text:p>
          </table:table-cell>
          <table:table-cell table:style-name="ce23" table:formula="of:=STDEV([.B29:.E29])" office:value-type="float" office:value="13.9509662628316" calcext:value-type="float">
            <text:p>13,95</text:p>
          </table:table-cell>
          <table:table-cell table:style-name="ce23" table:formula="of:=STDEV([.B29:.E29])/SQRT(COUNT([.B29:.E29]))" office:value-type="float" office:value="6.97548313141582" calcext:value-type="float">
            <text:p>6,98</text:p>
          </table:table-cell>
          <table:table-cell table:style-name="ce9"/>
          <table:table-cell table:style-name="ce25" office:value-type="float" office:value="393.0876" calcext:value-type="float">
            <text:p>393,088</text:p>
          </table:table-cell>
          <table:table-cell table:style-name="ce9"/>
          <table:table-cell table:style-name="ce30" table:formula="of:=( ABS([.K29]-[.G29]) / [.G29])*100" office:value-type="float" office:value="2.14007220967049" calcext:value-type="float">
            <text:p>2,14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48.JPG_2</text:p>
          </table:table-cell>
          <table:table-cell table:style-name="ce6" office:value-type="float" office:value="388.93" calcext:value-type="float">
            <text:p>388,930</text:p>
          </table:table-cell>
          <table:table-cell table:style-name="ce12" office:value-type="float" office:value="408.746" calcext:value-type="float">
            <text:p>408,746</text:p>
          </table:table-cell>
          <table:table-cell table:style-name="ce16" office:value-type="float" office:value="404.112" calcext:value-type="float">
            <text:p>404,112</text:p>
          </table:table-cell>
          <table:table-cell table:style-name="ce16" office:value-type="float" office:value="405.791" calcext:value-type="float">
            <text:p>405,791</text:p>
          </table:table-cell>
          <table:table-cell table:style-name="ce21"/>
          <table:table-cell table:style-name="ce16" table:formula="of:=SUM([.B30:.E30])/4" office:value-type="float" office:value="401.89475" calcext:value-type="float">
            <text:p>401,895</text:p>
          </table:table-cell>
          <table:table-cell table:style-name="ce22" table:formula="of:=STDEV([.B30:.E30])" office:value-type="float" office:value="8.85289652693775" calcext:value-type="float">
            <text:p>8,85</text:p>
          </table:table-cell>
          <table:table-cell table:style-name="ce22" table:formula="of:=STDEV([.B30:.E30])/SQRT(COUNT([.B30:.E30]))" office:value-type="float" office:value="4.42644826346888" calcext:value-type="float">
            <text:p>4,43</text:p>
          </table:table-cell>
          <table:table-cell table:style-name="ce21"/>
          <table:table-cell table:style-name="ce24" office:value-type="float" office:value="398.4122" calcext:value-type="float">
            <text:p>398,412</text:p>
          </table:table-cell>
          <table:table-cell table:style-name="ce8"/>
          <table:table-cell table:style-name="ce29" table:formula="of:=( ABS([.K30]-[.G30]) / [.G30])*100" office:value-type="float" office:value="0.866532842242902" calcext:value-type="float">
            <text:p>0,87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49.JPG_1</text:p>
          </table:table-cell>
          <table:table-cell table:style-name="ce7" office:value-type="float" office:value="440.656" calcext:value-type="float">
            <text:p>440,656</text:p>
          </table:table-cell>
          <table:table-cell table:style-name="ce13" office:value-type="float" office:value="458.612" calcext:value-type="float">
            <text:p>458,612</text:p>
          </table:table-cell>
          <table:table-cell table:style-name="ce10" office:value-type="float" office:value="451.161" calcext:value-type="float">
            <text:p>451,161</text:p>
          </table:table-cell>
          <table:table-cell table:style-name="ce10" office:value-type="float" office:value="457.871" calcext:value-type="float">
            <text:p>457,871</text:p>
          </table:table-cell>
          <table:table-cell table:style-name="ce20"/>
          <table:table-cell table:style-name="ce10" table:formula="of:=SUM([.B31:.E31])/4" office:value-type="float" office:value="452.075" calcext:value-type="float">
            <text:p>452,075</text:p>
          </table:table-cell>
          <table:table-cell table:style-name="ce23" table:formula="of:=STDEV([.B31:.E31])" office:value-type="float" office:value="8.31775093800401" calcext:value-type="float">
            <text:p>8,32</text:p>
          </table:table-cell>
          <table:table-cell table:style-name="ce23" table:formula="of:=STDEV([.B31:.E31])/SQRT(COUNT([.B31:.E31]))" office:value-type="float" office:value="4.15887546900201" calcext:value-type="float">
            <text:p>4,16</text:p>
          </table:table-cell>
          <table:table-cell table:style-name="ce20"/>
          <table:table-cell table:style-name="ce25" office:value-type="float" office:value="457.1913" calcext:value-type="float">
            <text:p>457,191</text:p>
          </table:table-cell>
          <table:table-cell table:style-name="ce9"/>
          <table:table-cell table:style-name="ce30" table:formula="of:=( ABS([.K31]-[.G31]) / [.G31])*100" office:value-type="float" office:value="1.1317369905436" calcext:value-type="float">
            <text:p>1,13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0.JPG_1</text:p>
          </table:table-cell>
          <table:table-cell table:style-name="ce6" office:value-type="float" office:value="231.669" calcext:value-type="float">
            <text:p>231,669</text:p>
          </table:table-cell>
          <table:table-cell table:style-name="ce12" office:value-type="float" office:value="263.296" calcext:value-type="float">
            <text:p>263,296</text:p>
          </table:table-cell>
          <table:table-cell table:style-name="ce16" office:value-type="float" office:value="244.552" calcext:value-type="float">
            <text:p>244,552</text:p>
          </table:table-cell>
          <table:table-cell table:style-name="ce16" office:value-type="float" office:value="251.756" calcext:value-type="float">
            <text:p>251,756</text:p>
          </table:table-cell>
          <table:table-cell table:style-name="ce21"/>
          <table:table-cell table:style-name="ce16" table:formula="of:=SUM([.B32:.E32])/4" office:value-type="float" office:value="247.81825" calcext:value-type="float">
            <text:p>247,818</text:p>
          </table:table-cell>
          <table:table-cell table:style-name="ce22" table:formula="of:=STDEV([.B32:.E32])" office:value-type="float" office:value="13.2480600435183" calcext:value-type="float">
            <text:p>13,25</text:p>
          </table:table-cell>
          <table:table-cell table:style-name="ce22" table:formula="of:=STDEV([.B32:.E32])/SQRT(COUNT([.B32:.E32]))" office:value-type="float" office:value="6.62403002175916" calcext:value-type="float">
            <text:p>6,62</text:p>
          </table:table-cell>
          <table:table-cell table:style-name="ce21"/>
          <table:table-cell table:style-name="ce24" office:value-type="float" office:value="235.3122" calcext:value-type="float">
            <text:p>235,312</text:p>
          </table:table-cell>
          <table:table-cell table:style-name="ce8"/>
          <table:table-cell table:style-name="ce29" table:formula="of:=( ABS([.K32]-[.G32]) / [.G32])*100" office:value-type="float" office:value="5.04646046043825" calcext:value-type="float">
            <text:p>5,05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51.JPG_1</text:p>
          </table:table-cell>
          <table:table-cell table:style-name="ce7" office:value-type="float" office:value="207.411" calcext:value-type="float">
            <text:p>207,411</text:p>
          </table:table-cell>
          <table:table-cell table:style-name="ce13" office:value-type="float" office:value="219.445" calcext:value-type="float">
            <text:p>219,445</text:p>
          </table:table-cell>
          <table:table-cell table:style-name="ce10" office:value-type="float" office:value="220.586" calcext:value-type="float">
            <text:p>220,586</text:p>
          </table:table-cell>
          <table:table-cell table:style-name="ce10" office:value-type="float" office:value="220.451" calcext:value-type="float">
            <text:p>220,451</text:p>
          </table:table-cell>
          <table:table-cell table:style-name="ce9"/>
          <table:table-cell table:style-name="ce10" table:formula="of:=SUM([.B33:.E33])/4" office:value-type="float" office:value="216.97325" calcext:value-type="float">
            <text:p>216,973</text:p>
          </table:table-cell>
          <table:table-cell table:style-name="ce23" table:formula="of:=STDEV([.B33:.E33])" office:value-type="float" office:value="6.39512524636278" calcext:value-type="float">
            <text:p>6,40</text:p>
          </table:table-cell>
          <table:table-cell table:style-name="ce23" table:formula="of:=STDEV([.B33:.E33])/SQRT(COUNT([.B33:.E33]))" office:value-type="float" office:value="3.19756262318139" calcext:value-type="float">
            <text:p>3,20</text:p>
          </table:table-cell>
          <table:table-cell table:style-name="ce9"/>
          <table:table-cell table:style-name="ce25" office:value-type="float" office:value="218.0016" calcext:value-type="float">
            <text:p>218,002</text:p>
          </table:table-cell>
          <table:table-cell table:style-name="ce9"/>
          <table:table-cell table:style-name="ce30" table:formula="of:=( ABS([.K33]-[.G33]) / [.G33])*100" office:value-type="float" office:value="0.473952434228638" calcext:value-type="float">
            <text:p>0,47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1.JPG_2</text:p>
          </table:table-cell>
          <table:table-cell table:style-name="ce6" office:value-type="float" office:value="195.467" calcext:value-type="float">
            <text:p>195,467</text:p>
          </table:table-cell>
          <table:table-cell table:style-name="ce12" office:value-type="float" office:value="217.099" calcext:value-type="float">
            <text:p>217,099</text:p>
          </table:table-cell>
          <table:table-cell table:style-name="ce16" office:value-type="float" office:value="204.311" calcext:value-type="float">
            <text:p>204,311</text:p>
          </table:table-cell>
          <table:table-cell table:style-name="ce16" office:value-type="float" office:value="210.929" calcext:value-type="float">
            <text:p>210,929</text:p>
          </table:table-cell>
          <table:table-cell table:style-name="ce8"/>
          <table:table-cell table:style-name="ce16" table:formula="of:=SUM([.B34:.E34])/4" office:value-type="float" office:value="206.9515" calcext:value-type="float">
            <text:p>206,952</text:p>
          </table:table-cell>
          <table:table-cell table:style-name="ce22" table:formula="of:=STDEV([.B34:.E34])" office:value-type="float" office:value="9.26747435928473" calcext:value-type="float">
            <text:p>9,27</text:p>
          </table:table-cell>
          <table:table-cell table:style-name="ce22" table:formula="of:=STDEV([.B34:.E34])/SQRT(COUNT([.B34:.E34]))" office:value-type="float" office:value="4.63373717964236" calcext:value-type="float">
            <text:p>4,63</text:p>
          </table:table-cell>
          <table:table-cell table:style-name="ce8"/>
          <table:table-cell table:style-name="ce24" office:value-type="float" office:value="202.8872" calcext:value-type="float">
            <text:p>202,887</text:p>
          </table:table-cell>
          <table:table-cell table:style-name="ce8"/>
          <table:table-cell table:style-name="ce29" table:formula="of:=( ABS([.K34]-[.G34]) / [.G34])*100" office:value-type="float" office:value="1.9638900901902" calcext:value-type="float">
            <text:p>1,96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52.JPG_1</text:p>
          </table:table-cell>
          <table:table-cell table:style-name="ce7" office:value-type="float" office:value="272.807" calcext:value-type="float">
            <text:p>272,807</text:p>
          </table:table-cell>
          <table:table-cell table:style-name="ce13" office:value-type="float" office:value="288.9" calcext:value-type="float">
            <text:p>288,9</text:p>
          </table:table-cell>
          <table:table-cell table:style-name="ce10" office:value-type="float" office:value="284.558" calcext:value-type="float">
            <text:p>284,558</text:p>
          </table:table-cell>
          <table:table-cell table:style-name="ce10" office:value-type="float" office:value="293.517" calcext:value-type="float">
            <text:p>293,517</text:p>
          </table:table-cell>
          <table:table-cell table:style-name="ce20"/>
          <table:table-cell table:style-name="ce10" table:formula="of:=SUM([.B35:.E35])/4" office:value-type="float" office:value="284.9455" calcext:value-type="float">
            <text:p>284,946</text:p>
          </table:table-cell>
          <table:table-cell table:style-name="ce23" table:formula="of:=STDEV([.B35:.E35])" office:value-type="float" office:value="8.88072859248233" calcext:value-type="float">
            <text:p>8,88</text:p>
          </table:table-cell>
          <table:table-cell table:style-name="ce23" table:formula="of:=STDEV([.B35:.E35])/SQRT(COUNT([.B35:.E35]))" office:value-type="float" office:value="4.44036429624116" calcext:value-type="float">
            <text:p>4,44</text:p>
          </table:table-cell>
          <table:table-cell table:style-name="ce20"/>
          <table:table-cell table:style-name="ce25" office:value-type="float" office:value="285.9712" calcext:value-type="float">
            <text:p>285,971</text:p>
          </table:table-cell>
          <table:table-cell table:style-name="ce9"/>
          <table:table-cell table:style-name="ce30" table:formula="of:=( ABS([.K35]-[.G35]) / [.G35])*100" office:value-type="float" office:value="0.359963571981319" calcext:value-type="float">
            <text:p>0,36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3.JPG_1</text:p>
          </table:table-cell>
          <table:table-cell table:style-name="ce6" office:value-type="float" office:value="268.672" calcext:value-type="float">
            <text:p>268,672</text:p>
          </table:table-cell>
          <table:table-cell table:style-name="ce12" office:value-type="float" office:value="284.967" calcext:value-type="float">
            <text:p>284,967</text:p>
          </table:table-cell>
          <table:table-cell table:style-name="ce16" office:value-type="float" office:value="276.523" calcext:value-type="float">
            <text:p>276,523</text:p>
          </table:table-cell>
          <table:table-cell table:style-name="ce16" office:value-type="float" office:value="280.609" calcext:value-type="float">
            <text:p>280,609</text:p>
          </table:table-cell>
          <table:table-cell table:style-name="ce21"/>
          <table:table-cell table:style-name="ce16" table:formula="of:=SUM([.B36:.E36])/4" office:value-type="float" office:value="277.69275" calcext:value-type="float">
            <text:p>277,693</text:p>
          </table:table-cell>
          <table:table-cell table:style-name="ce22" table:formula="of:=STDEV([.B36:.E36])" office:value-type="float" office:value="6.93208657259845" calcext:value-type="float">
            <text:p>6,93</text:p>
          </table:table-cell>
          <table:table-cell table:style-name="ce22" table:formula="of:=STDEV([.B36:.E36])/SQRT(COUNT([.B36:.E36]))" office:value-type="float" office:value="3.46604328629922" calcext:value-type="float">
            <text:p>3,47</text:p>
          </table:table-cell>
          <table:table-cell table:style-name="ce21"/>
          <table:table-cell table:style-name="ce24" office:value-type="float" office:value="283.7029" calcext:value-type="float">
            <text:p>283,703</text:p>
          </table:table-cell>
          <table:table-cell table:style-name="ce8"/>
          <table:table-cell table:style-name="ce29" table:formula="of:=( ABS([.K36]-[.G36]) / [.G36])*100" office:value-type="float" office:value="2.16431649727982" calcext:value-type="float">
            <text:p>2,16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54.JPG_1</text:p>
          </table:table-cell>
          <table:table-cell table:style-name="ce7" office:value-type="float" office:value="211.009" calcext:value-type="float">
            <text:p>211,009</text:p>
          </table:table-cell>
          <table:table-cell table:style-name="ce13" office:value-type="float" office:value="223.081" calcext:value-type="float">
            <text:p>223,081</text:p>
          </table:table-cell>
          <table:table-cell table:style-name="ce17" office:value-type="float" office:value="221.835" calcext:value-type="float">
            <text:p>221,835</text:p>
          </table:table-cell>
          <table:table-cell table:style-name="ce17" office:value-type="float" office:value="227.477" calcext:value-type="float">
            <text:p>227,477</text:p>
          </table:table-cell>
          <table:table-cell table:style-name="ce9"/>
          <table:table-cell table:style-name="ce10" table:formula="of:=SUM([.B37:.E37])/4" office:value-type="float" office:value="220.8505" calcext:value-type="float">
            <text:p>220,851</text:p>
          </table:table-cell>
          <table:table-cell table:style-name="ce23" table:formula="of:=STDEV([.B37:.E37])" office:value-type="float" office:value="6.99309171015702" calcext:value-type="float">
            <text:p>6,99</text:p>
          </table:table-cell>
          <table:table-cell table:style-name="ce23" table:formula="of:=STDEV([.B37:.E37])/SQRT(COUNT([.B37:.E37]))" office:value-type="float" office:value="3.49654585507851" calcext:value-type="float">
            <text:p>3,50</text:p>
          </table:table-cell>
          <table:table-cell table:style-name="ce9"/>
          <table:table-cell table:style-name="ce25" office:value-type="float" office:value="222.4865" calcext:value-type="float">
            <text:p>222,487</text:p>
          </table:table-cell>
          <table:table-cell table:style-name="ce9"/>
          <table:table-cell table:style-name="ce30" table:formula="of:=( ABS([.K37]-[.G37]) / [.G37])*100" office:value-type="float" office:value="0.740772604091919" calcext:value-type="float">
            <text:p>0,74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4.JPG_2</text:p>
          </table:table-cell>
          <table:table-cell table:style-name="ce6" office:value-type="float" office:value="202.917" calcext:value-type="float">
            <text:p>202,917</text:p>
          </table:table-cell>
          <table:table-cell table:style-name="ce12" office:value-type="float" office:value="207.902" calcext:value-type="float">
            <text:p>207,902</text:p>
          </table:table-cell>
          <table:table-cell table:style-name="ce18" office:value-type="float" office:value="204.292" calcext:value-type="float">
            <text:p>204,292</text:p>
          </table:table-cell>
          <table:table-cell table:style-name="ce18" office:value-type="float" office:value="207.468" calcext:value-type="float">
            <text:p>207,468</text:p>
          </table:table-cell>
          <table:table-cell table:style-name="ce8"/>
          <table:table-cell table:style-name="ce16" table:formula="of:=SUM([.B38:.E38])/4" office:value-type="float" office:value="205.64475" calcext:value-type="float">
            <text:p>205,645</text:p>
          </table:table-cell>
          <table:table-cell table:style-name="ce22" table:formula="of:=STDEV([.B38:.E38])" office:value-type="float" office:value="2.42830329997441" calcext:value-type="float">
            <text:p>2,43</text:p>
          </table:table-cell>
          <table:table-cell table:style-name="ce22" table:formula="of:=STDEV([.B38:.E38])/SQRT(COUNT([.B38:.E38]))" office:value-type="float" office:value="1.21415164998721" calcext:value-type="float">
            <text:p>1,21</text:p>
          </table:table-cell>
          <table:table-cell table:style-name="ce8"/>
          <table:table-cell table:style-name="ce24" office:value-type="float" office:value="206.0682" calcext:value-type="float">
            <text:p>206,068</text:p>
          </table:table-cell>
          <table:table-cell table:style-name="ce8"/>
          <table:table-cell table:style-name="ce29" table:formula="of:=( ABS([.K38]-[.G38]) / [.G38])*100" office:value-type="float" office:value="0.205913353003178" calcext:value-type="float">
            <text:p>0,21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54.JPG_3</text:p>
          </table:table-cell>
          <table:table-cell table:style-name="ce9" office:value-type="float" office:value="176.232" calcext:value-type="float">
            <text:p>176,232</text:p>
          </table:table-cell>
          <table:table-cell table:style-name="ce13" office:value-type="float" office:value="188.079" calcext:value-type="float">
            <text:p>188,079</text:p>
          </table:table-cell>
          <table:table-cell table:style-name="ce17" office:value-type="float" office:value="180.936" calcext:value-type="float">
            <text:p>180,936</text:p>
          </table:table-cell>
          <table:table-cell table:style-name="ce17" office:value-type="float" office:value="182.659" calcext:value-type="float">
            <text:p>182,659</text:p>
          </table:table-cell>
          <table:table-cell table:style-name="ce20"/>
          <table:table-cell table:style-name="ce10" table:formula="of:=SUM([.B39:.E39])/4" office:value-type="float" office:value="181.9765" calcext:value-type="float">
            <text:p>181,977</text:p>
          </table:table-cell>
          <table:table-cell table:style-name="ce23" table:formula="of:=STDEV([.B39:.E39])" office:value-type="float" office:value="4.89176972066348" calcext:value-type="float">
            <text:p>4,89</text:p>
          </table:table-cell>
          <table:table-cell table:style-name="ce23" table:formula="of:=STDEV([.B39:.E39])/SQRT(COUNT([.B39:.E39]))" office:value-type="float" office:value="2.44588486033174" calcext:value-type="float">
            <text:p>2,45</text:p>
          </table:table-cell>
          <table:table-cell table:style-name="ce20"/>
          <table:table-cell table:style-name="ce26" office:value-type="string" calcext:value-type="string">
            <text:p>NA</text:p>
          </table:table-cell>
          <table:table-cell table:style-name="ce9"/>
          <table:table-cell table:style-name="ce30" table:formula="of:=( ABS([.K39]-[.G39]) / [.G39])*100" office:value-type="string" office:string-value="" calcext:value-type="error">
            <text:p>#¡VALOR!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5.JPG_1</text:p>
          </table:table-cell>
          <table:table-cell table:style-name="ce8" office:value-type="float" office:value="202.314" calcext:value-type="float">
            <text:p>202,314</text:p>
          </table:table-cell>
          <table:table-cell table:style-name="ce12" office:value-type="float" office:value="212.324" calcext:value-type="float">
            <text:p>212,324</text:p>
          </table:table-cell>
          <table:table-cell table:style-name="ce16" office:value-type="float" office:value="207.327" calcext:value-type="float">
            <text:p>207,327</text:p>
          </table:table-cell>
          <table:table-cell table:style-name="ce16" office:value-type="float" office:value="219.732" calcext:value-type="float">
            <text:p>219,732</text:p>
          </table:table-cell>
          <table:table-cell table:style-name="ce21"/>
          <table:table-cell table:style-name="ce16" table:formula="of:=SUM([.B40:.E40])/4" office:value-type="float" office:value="210.42425" calcext:value-type="float">
            <text:p>210,424</text:p>
          </table:table-cell>
          <table:table-cell table:style-name="ce22" table:formula="of:=STDEV([.B40:.E40])" office:value-type="float" office:value="7.42994779591351" calcext:value-type="float">
            <text:p>7,43</text:p>
          </table:table-cell>
          <table:table-cell table:style-name="ce22" table:formula="of:=STDEV([.B40:.E40])/SQRT(COUNT([.B40:.E40]))" office:value-type="float" office:value="3.71497389795676" calcext:value-type="float">
            <text:p>3,71</text:p>
          </table:table-cell>
          <table:table-cell table:style-name="ce21"/>
          <table:table-cell table:style-name="ce24" office:value-type="float" office:value="208.8975" calcext:value-type="float">
            <text:p>208,898</text:p>
          </table:table-cell>
          <table:table-cell table:style-name="ce8"/>
          <table:table-cell table:style-name="ce29" table:formula="of:=( ABS([.K40]-[.G40]) / [.G40])*100" office:value-type="float" office:value="0.725558009592522" calcext:value-type="float">
            <text:p>0,73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55.JPG_2</text:p>
          </table:table-cell>
          <table:table-cell table:style-name="ce9" office:value-type="float" office:value="194.795" calcext:value-type="float">
            <text:p>194,795</text:p>
          </table:table-cell>
          <table:table-cell table:style-name="ce13" office:value-type="float" office:value="213.57" calcext:value-type="float">
            <text:p>213,57</text:p>
          </table:table-cell>
          <table:table-cell table:style-name="ce17" office:value-type="float" office:value="213.011" calcext:value-type="float">
            <text:p>213,011</text:p>
          </table:table-cell>
          <table:table-cell table:style-name="ce17" office:value-type="float" office:value="221.207" calcext:value-type="float">
            <text:p>221,207</text:p>
          </table:table-cell>
          <table:table-cell table:style-name="ce20"/>
          <table:table-cell table:style-name="ce10" table:formula="of:=SUM([.B41:.E41])/4" office:value-type="float" office:value="210.64575" calcext:value-type="float">
            <text:p>210,646</text:p>
          </table:table-cell>
          <table:table-cell table:style-name="ce23" table:formula="of:=STDEV([.B41:.E41])" office:value-type="float" office:value="11.209102294564" calcext:value-type="float">
            <text:p>11,21</text:p>
          </table:table-cell>
          <table:table-cell table:style-name="ce23" table:formula="of:=STDEV([.B41:.E41])/SQRT(COUNT([.B41:.E41]))" office:value-type="float" office:value="5.604551147282" calcext:value-type="float">
            <text:p>5,60</text:p>
          </table:table-cell>
          <table:table-cell table:style-name="ce20"/>
          <table:table-cell table:style-name="ce25" office:value-type="float" office:value="205.9703" calcext:value-type="float">
            <text:p>205,970</text:p>
          </table:table-cell>
          <table:table-cell table:style-name="ce9"/>
          <table:table-cell table:style-name="ce30" table:formula="of:=( ABS([.K41]-[.G41]) / [.G41])*100" office:value-type="float" office:value="2.21957955477382" calcext:value-type="float">
            <text:p>2,22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 office:value-type="string" calcext:value-type="string">
            <text:p>P1011659.JPG_1</text:p>
          </table:table-cell>
          <table:table-cell table:style-name="ce8" office:value-type="float" office:value="414.841" calcext:value-type="float">
            <text:p>414,841</text:p>
          </table:table-cell>
          <table:table-cell table:style-name="ce12" office:value-type="float" office:value="411.607" calcext:value-type="float">
            <text:p>411,607</text:p>
          </table:table-cell>
          <table:table-cell table:style-name="ce16" office:value-type="float" office:value="411.259" calcext:value-type="float">
            <text:p>411,259</text:p>
          </table:table-cell>
          <table:table-cell table:style-name="ce18" office:value-type="float" office:value="436.673" calcext:value-type="float">
            <text:p>436,673</text:p>
          </table:table-cell>
          <table:table-cell table:style-name="ce21"/>
          <table:table-cell table:style-name="ce16" table:formula="of:=SUM([.B42:.E42])/4" office:value-type="float" office:value="418.595" calcext:value-type="float">
            <text:p>418,595</text:p>
          </table:table-cell>
          <table:table-cell table:style-name="ce22" table:formula="of:=STDEV([.B42:.E42])" office:value-type="float" office:value="12.1594358421762" calcext:value-type="float">
            <text:p>12,16</text:p>
          </table:table-cell>
          <table:table-cell table:style-name="ce22" table:formula="of:=STDEV([.B42:.E42])/SQRT(COUNT([.B42:.E42]))" office:value-type="float" office:value="6.07971792108811" calcext:value-type="float">
            <text:p>6,08</text:p>
          </table:table-cell>
          <table:table-cell table:style-name="ce21"/>
          <table:table-cell table:style-name="ce24" office:value-type="float" office:value="428.2849" calcext:value-type="float">
            <text:p>428,285</text:p>
          </table:table-cell>
          <table:table-cell table:style-name="ce8"/>
          <table:table-cell table:style-name="ce29" table:formula="of:=( ABS([.K42]-[.G42]) / [.G42])*100" office:value-type="float" office:value="2.31486281489267" calcext:value-type="float">
            <text:p>2,31</text:p>
          </table:table-cell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 office:value-type="string" calcext:value-type="string">
            <text:p>P1011660.JPG_1</text:p>
          </table:table-cell>
          <table:table-cell table:style-name="ce9" office:value-type="float" office:value="303.78" calcext:value-type="float">
            <text:p>303,78</text:p>
          </table:table-cell>
          <table:table-cell table:style-name="ce13" office:value-type="float" office:value="311.573" calcext:value-type="float">
            <text:p>311,573</text:p>
          </table:table-cell>
          <table:table-cell table:style-name="ce10" office:value-type="float" office:value="306.621" calcext:value-type="float">
            <text:p>306,621</text:p>
          </table:table-cell>
          <table:table-cell table:style-name="ce17" office:value-type="float" office:value="319.265" calcext:value-type="float">
            <text:p>319,265</text:p>
          </table:table-cell>
          <table:table-cell table:style-name="ce20"/>
          <table:table-cell table:style-name="ce10" table:formula="of:=SUM([.B43:.E43])/4" office:value-type="float" office:value="310.30975" calcext:value-type="float">
            <text:p>310,310</text:p>
          </table:table-cell>
          <table:table-cell table:style-name="ce23" table:formula="of:=STDEV([.B43:.E43])" office:value-type="float" office:value="6.7832345959235" calcext:value-type="float">
            <text:p>6,78</text:p>
          </table:table-cell>
          <table:table-cell table:style-name="ce23" table:formula="of:=STDEV([.B43:.E43])/SQRT(COUNT([.B43:.E43]))" office:value-type="float" office:value="3.39161729796175" calcext:value-type="float">
            <text:p>3,39</text:p>
          </table:table-cell>
          <table:table-cell table:style-name="ce20"/>
          <table:table-cell table:style-name="ce25" office:value-type="float" office:value="310.5949" calcext:value-type="float">
            <text:p>310,595</text:p>
          </table:table-cell>
          <table:table-cell table:style-name="ce9"/>
          <table:table-cell table:style-name="ce30" table:formula="of:=( ABS([.K43]-[.G43]) / [.G43])*100" office:value-type="float" office:value="0.091892053021211" calcext:value-type="float">
            <text:p>0,09</text:p>
          </table:table-cell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6" table:number-columns-repeated="2"/>
          <table:table-cell table:style-name="ce21" table:number-columns-repeated="5"/>
          <table:table-cell table:style-name="ce22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20" table:number-columns-repeated="5"/>
          <table:table-cell table:style-name="ce27"/>
          <table:table-cell table:style-name="ce9"/>
          <table:table-cell table:style-name="ce30"/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6" table:number-columns-repeated="2"/>
          <table:table-cell table:style-name="ce21" table:number-columns-repeated="5"/>
          <table:table-cell table:style-name="ce28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20" table:number-columns-repeated="5"/>
          <table:table-cell table:style-name="ce27"/>
          <table:table-cell table:style-name="ce9"/>
          <table:table-cell table:style-name="ce30"/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number-columns-repeated="4" table:style-name="ce6" office:value-type="string" calcext:value-type="string">
            <text:p>mean</text:p>
          </table:table-cell>
          <table:table-cell table:style-name="ce8" table:number-columns-repeated="5"/>
          <table:table-cell table:style-name="ce28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style-name="ce10" table:formula="of:=AVERAGE([.B2:.B43])" office:value-type="float" office:value="302.380023809524" calcext:value-type="float">
            <text:p>302,380</text:p>
          </table:table-cell>
          <table:table-cell table:style-name="ce10" table:formula="of:=AVERAGE([.C2:.C43])" office:value-type="float" office:value="319.079285714286" calcext:value-type="float">
            <text:p>319,079</text:p>
          </table:table-cell>
          <table:table-cell table:style-name="ce10" table:formula="of:=AVERAGE([.D2:.D43])" office:value-type="float" office:value="316.289707317073" calcext:value-type="float">
            <text:p>316,290</text:p>
          </table:table-cell>
          <table:table-cell table:style-name="ce10" table:formula="of:=AVERAGE([.E2:.E43])" office:value-type="float" office:value="322.308666666667" calcext:value-type="float">
            <text:p>322,309</text:p>
          </table:table-cell>
          <table:table-cell table:style-name="ce9" table:number-columns-repeated="5"/>
          <table:table-cell table:style-name="ce27"/>
          <table:table-cell table:style-name="ce9"/>
          <table:table-cell table:style-name="ce30"/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6" table:number-columns-repeated="2"/>
          <table:table-cell table:style-name="ce21" table:number-columns-repeated="5"/>
          <table:table-cell table:style-name="ce28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number-columns-repeated="4" table:style-name="ce7" office:value-type="string" calcext:value-type="string">
            <text:p>sd</text:p>
          </table:table-cell>
          <table:table-cell table:style-name="ce20" table:number-columns-repeated="5"/>
          <table:table-cell table:style-name="ce27"/>
          <table:table-cell table:style-name="ce9"/>
          <table:table-cell table:style-name="ce30"/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6" table:formula="of:=COM.MICROSOFT.STDEV.S([.B2:.B43])" office:value-type="float" office:value="106.897575717677" calcext:value-type="float">
            <text:p>106,898</text:p>
          </table:table-cell>
          <table:table-cell table:style-name="ce6" table:formula="of:=COM.MICROSOFT.STDEV.S([.C2:.C43])" office:value-type="float" office:value="106.2118643006" calcext:value-type="float">
            <text:p>106,212</text:p>
          </table:table-cell>
          <table:table-cell table:style-name="ce6" table:formula="of:=COM.MICROSOFT.STDEV.S([.D2:.D43])" office:value-type="float" office:value="110.765865429347" calcext:value-type="float">
            <text:p>110,766</text:p>
          </table:table-cell>
          <table:table-cell table:style-name="ce6" table:formula="of:=COM.MICROSOFT.STDEV.S([.E2:.E43])" office:value-type="float" office:value="112.903781498093" calcext:value-type="float">
            <text:p>112,904</text:p>
          </table:table-cell>
          <table:table-cell table:style-name="ce21" table:number-columns-repeated="5"/>
          <table:table-cell table:style-name="ce28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9" table:number-columns-repeated="5"/>
          <table:table-cell table:style-name="ce27"/>
          <table:table-cell table:style-name="ce9"/>
          <table:table-cell table:style-name="ce30"/>
          <table:table-cell table:style-name="ce9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6"/>
          <table:table-cell table:style-name="ce8"/>
          <table:table-cell table:style-name="ce16" table:number-columns-repeated="2"/>
          <table:table-cell table:style-name="ce8" table:number-columns-repeated="5"/>
          <table:table-cell table:style-name="ce28"/>
          <table:table-cell table:style-name="ce8"/>
          <table:table-cell table:style-name="ce29"/>
          <table:table-cell table:style-name="ce8" table:number-columns-repeated="9"/>
          <table:table-cell table:number-columns-repeated="1635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0" table:number-columns-repeated="2"/>
          <table:table-cell table:style-name="ce20" table:number-columns-repeated="5"/>
          <table:table-cell table:style-name="ce27"/>
          <table:table-cell table:style-name="ce9" table:number-columns-repeated="11"/>
          <table:table-cell table:number-columns-repeated="16357"/>
        </table:table-row>
        <table:table-row table:style-name="ro2">
          <table:table-cell table:style-name="ce2"/>
          <table:table-cell table:style-name="ce6"/>
          <table:table-cell table:style-name="ce8" office:value-type="string" calcext:value-type="string">
            <text:p>mean total</text:p>
          </table:table-cell>
          <table:table-cell table:style-name="ce16" table:number-columns-repeated="2"/>
          <table:table-cell table:style-name="ce21" table:number-columns-repeated="5"/>
          <table:table-cell table:style-name="ce28"/>
          <table:table-cell table:style-name="ce8" table:number-columns-repeated="11"/>
          <table:table-cell table:number-columns-repeated="16357"/>
        </table:table-row>
        <table:table-row table:style-name="ro2">
          <table:table-cell table:style-name="ce4"/>
          <table:table-cell table:style-name="ce11"/>
          <table:table-cell table:style-name="ce14" table:formula="of:=AVERAGE([.B2:.E43])" office:value-type="float" office:value="315.006784431138" calcext:value-type="float">
            <text:p>315,007</text:p>
          </table:table-cell>
          <table:table-cell table:style-name="ce19" table:number-columns-repeated="2"/>
          <table:table-cell table:number-columns-repeated="16374"/>
        </table:table-row>
        <table:table-row table:style-name="ro2" table:number-rows-repeated="943">
          <table:table-cell table:style-name="ce4"/>
          <table:table-cell table:style-name="ce11"/>
          <table:table-cell/>
          <table:table-cell table:style-name="ce19" table:number-columns-repeated="2"/>
          <table:table-cell table:number-columns-repeated="16374"/>
        </table:table-row>
        <table:table-row table:style-name="ro3" table:number-rows-repeated="1047575">
          <table:table-cell table:number-columns-repeated="16379"/>
        </table:table-row>
        <table:table-row table:style-name="ro3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7T10:46:29.965531000</dc:date>
    <meta:generator>LibreOffice/25.2.4.3$Windows_X86_64 LibreOffice_project/33e196637044ead23f5c3226cde09b47731f7e27</meta:generator>
    <meta:editing-duration>PT9M20S</meta:editing-duration>
    <meta:editing-cycles>1</meta:editing-cycles>
    <meta:document-statistic meta:table-count="1" meta:cell-count="448" meta:object-count="0"/>
    <meta:user-defined meta:name="AppVersion">16.0300</meta:user-defined>
  </office:meta>
</office:document-meta>
</file>